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4"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5" style:family="paragraph" style:parent-style-name="Text_20_body">
      <style:paragraph-properties fo:margin-top="0cm" fo:margin-bottom="0cm" fo:line-height="150%" fo:text-align="start" style:justify-single-word="false"/>
    </style:style>
    <style:style style:name="P6"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7" style:family="paragraph" style:parent-style-name="Text_20_body">
      <style:paragraph-properties fo:margin-top="0cm" fo:margin-bottom="0cm" fo:text-align="justify" style:justify-single-word="false"/>
    </style:style>
    <style:style style:name="P8" style:family="paragraph" style:parent-style-name="Text_20_body">
      <style:paragraph-properties fo:margin-top="0cm" fo:margin-bottom="0cm" fo:text-align="justify" style:justify-single-word="false" fo:background-color="transparent" fo:padding="0cm" fo:border="none" style:shadow="none">
        <style:background-image/>
      </style:paragraph-properties>
      <style:text-properties style:font-name="FreeMono"/>
    </style:style>
    <style:style style:name="P9" style:family="paragraph" style:parent-style-name="Text_20_body">
      <style:paragraph-properties fo:margin-top="0cm" fo:margin-bottom="0cm" fo:text-align="justify" style:justify-single-word="false" fo:break-before="page"/>
    </style:style>
    <style:style style:name="P10"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font-name="FreeMono"/>
    </style:style>
    <style:style style:name="P11" style:family="paragraph" style:parent-style-name="Text_20_body">
      <style:paragraph-properties fo:margin-top="0cm" fo:margin-bottom="0cm" fo:text-align="justify" style:justify-single-word="false" fo:background-color="#e6e6e6" fo:padding="0.049cm" fo:border="0.002cm solid #000000" style:shadow="#808080 0.18cm 0.18cm">
        <style:background-image/>
      </style:paragraph-properties>
      <style:text-properties style:font-name="FreeMono"/>
    </style:style>
    <style:style style:name="P12"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use-window-font-color="true" style:font-name="FreeMono"/>
    </style:style>
    <style:style style:name="P13" style:family="paragraph" style:parent-style-name="Text_20_body">
      <style:paragraph-properties fo:margin-top="0cm" fo:margin-bottom="0cm" fo:text-align="justify" style:justify-single-word="false" fo:background-color="#e6e6e6" fo:padding="0.049cm" fo:border="0.002cm solid #000000" style:shadow="#808080 0.18cm 0.18cm">
        <style:background-image/>
      </style:paragraph-properties>
    </style:style>
    <style:style style:name="P14" style:family="paragraph" style:parent-style-name="Text_20_body" style:master-page-name="">
      <style:paragraph-properties fo:margin-top="0cm" fo:margin-bottom="0cm" style:page-number="auto"/>
    </style:style>
    <style:style style:name="P15"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16"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7"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8" style:family="paragraph" style:parent-style-name="Text_20_body">
      <style:paragraph-properties fo:line-height="150%" fo:text-align="center" style:justify-single-word="false"/>
      <style:text-properties style:font-name="Century Schoolbook L"/>
    </style:style>
    <style:style style:name="P1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5" style:family="paragraph" style:parent-style-name="Text_20_body" style:list-style-name="L2">
      <style:paragraph-properties fo:margin-top="0cm" fo:margin-bottom="0cm" fo:text-align="justify" style:justify-single-word="false"/>
    </style:style>
    <style:style style:name="P26" style:family="paragraph" style:parent-style-name="Text_20_body" style:list-style-name="L2">
      <style:paragraph-properties fo:margin-top="0cm" fo:margin-bottom="0cm" fo:text-align="justify" style:justify-single-word="false"/>
    </style:style>
    <style:style style:name="P27" style:family="paragraph" style:parent-style-name="Text_20_body" style:list-style-name="L2">
      <style:paragraph-properties fo:margin-top="0cm" fo:margin-bottom="0cm" fo:text-align="justify" style:justify-single-word="false"/>
    </style:style>
    <style:style style:name="P28" style:family="paragraph" style:parent-style-name="Text_20_body" style:list-style-name="L2">
      <style:paragraph-properties fo:margin-top="0cm" fo:margin-bottom="0cm" fo:text-align="justify" style:justify-single-word="false"/>
    </style:style>
    <style:style style:name="P29" style:family="paragraph" style:parent-style-name="Text_20_body" style:list-style-name="L3">
      <style:paragraph-properties fo:margin-top="0cm" fo:margin-bottom="0cm" fo:text-align="justify" style:justify-single-word="false"/>
    </style:style>
    <style:style style:name="P30" style:family="paragraph" style:parent-style-name="Text_20_body" style:list-style-name="L3">
      <style:paragraph-properties fo:margin-top="0cm" fo:margin-bottom="0cm" fo:text-align="justify" style:justify-single-word="false"/>
    </style:style>
    <style:style style:name="P31" style:family="paragraph" style:parent-style-name="Text_20_body" style:list-style-name="L3">
      <style:paragraph-properties fo:margin-top="0cm" fo:margin-bottom="0cm" fo:text-align="justify" style:justify-single-word="false"/>
    </style:style>
    <style:style style:name="P32" style:family="paragraph" style:parent-style-name="Text_20_body" style:list-style-name="L3">
      <style:paragraph-properties fo:margin-top="0cm" fo:margin-bottom="0cm" fo:text-align="justify" style:justify-single-word="false"/>
    </style:style>
    <style:style style:name="P33" style:family="paragraph" style:parent-style-name="Text_20_body" style:list-style-name="L3">
      <style:paragraph-properties fo:margin-top="0cm" fo:margin-bottom="0cm" fo:text-align="justify" style:justify-single-word="false"/>
    </style:style>
    <style:style style:name="P34" style:family="paragraph" style:parent-style-name="Text_20_body" style:list-style-name="L3">
      <style:paragraph-properties fo:margin-top="0cm" fo:margin-bottom="0cm" fo:text-align="justify" style:justify-single-word="false"/>
    </style:style>
    <style:style style:name="P35" style:family="paragraph" style:parent-style-name="Text_20_body" style:list-style-name="L4">
      <style:paragraph-properties fo:margin-top="0cm" fo:margin-bottom="0cm" fo:text-align="justify" style:justify-single-word="false"/>
    </style:style>
    <style:style style:name="P36" style:family="paragraph" style:parent-style-name="Text_20_body" style:list-style-name="L5">
      <style:paragraph-properties fo:margin-top="0cm" fo:margin-bottom="0cm" fo:text-align="justify" style:justify-single-word="false"/>
    </style:style>
    <style:style style:name="P37" style:family="paragraph" style:parent-style-name="Text_20_body" style:list-style-name="L5">
      <style:paragraph-properties fo:margin-top="0cm" fo:margin-bottom="0cm" fo:text-align="justify" style:justify-single-word="false"/>
    </style:style>
    <style:style style:name="P38" style:family="paragraph" style:parent-style-name="Text_20_body" style:list-style-name="L5">
      <style:paragraph-properties fo:margin-top="0cm" fo:margin-bottom="0cm" fo:text-align="justify" style:justify-single-word="false"/>
    </style:style>
    <style:style style:name="P39" style:family="paragraph" style:parent-style-name="Text_20_body" style:list-style-name="L5">
      <style:paragraph-properties fo:margin-top="0cm" fo:margin-bottom="0cm" fo:text-align="justify" style:justify-single-word="false"/>
    </style:style>
    <style:style style:name="P40" style:family="paragraph" style:parent-style-name="Text_20_body">
      <style:paragraph-properties fo:margin-top="0cm" fo:margin-bottom="0cm" fo:text-align="justify" style:justify-single-word="false"/>
      <style:text-properties style:font-name="FreeMono"/>
    </style:style>
    <style:style style:name="P41" style:family="paragraph" style:parent-style-name="Text_20_body">
      <style:paragraph-properties fo:margin-top="0cm" fo:margin-bottom="0cm" fo:background-color="#e6e6e6" fo:padding="0.049cm" fo:border="0.002cm solid #000000" style:shadow="#808080 0.18cm 0.18cm">
        <style:background-image/>
      </style:paragraph-properties>
      <style:text-properties style:font-name="FreeMono"/>
    </style:style>
    <style:style style:name="P42" style:family="paragraph" style:parent-style-name="Text_20_body">
      <style:paragraph-properties fo:margin-top="0cm" fo:margin-bottom="0cm" fo:text-align="justify" style:justify-single-word="false" fo:background-color="#e6e6e6" fo:padding="0.049cm" fo:border="0.002cm solid #000000" style:shadow="#808080 0.18cm 0.18cm">
        <style:background-image/>
      </style:paragraph-properties>
      <style:text-properties style:font-name="FreeMono"/>
    </style:style>
    <style:style style:name="P43" style:family="paragraph" style:parent-style-name="Text_20_body" style:list-style-name="L5">
      <style:paragraph-properties fo:margin-top="0cm" fo:margin-bottom="0cm" fo:text-align="justify" style:justify-single-word="false" fo:break-before="page"/>
    </style:style>
    <style:style style:name="P44" style:family="paragraph" style:parent-style-name="Heading_20_1">
      <style:paragraph-properties fo:break-before="page"/>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FreeMono"/>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88cm" text:min-label-width="0.635cm"/>
        <style:text-properties style:font-name="StarSymbol1"/>
      </text:list-level-style-bullet>
      <text:list-level-style-bullet text:level="3" text:style-name="Bullet_20_Symbols" style:num-suffix="." text:bullet-char="•">
        <style:list-level-properties text:space-before="3.341cm" text:min-label-width="0.635cm"/>
        <style:text-properties style:font-name="StarSymbol1"/>
      </text:list-level-style-bullet>
      <text:list-level-style-bullet text:level="4" text:style-name="Bullet_20_Symbols" style:num-suffix="." text:bullet-char="•">
        <style:list-level-properties text:space-before="4.694cm" text:min-label-width="0.635cm"/>
        <style:text-properties style:font-name="StarSymbol1"/>
      </text:list-level-style-bullet>
      <text:list-level-style-bullet text:level="5" text:style-name="Bullet_20_Symbols" style:num-suffix="." text:bullet-char="•">
        <style:list-level-properties text:space-before="6.047cm" text:min-label-width="0.635cm"/>
        <style:text-properties style:font-name="StarSymbol1"/>
      </text:list-level-style-bullet>
      <text:list-level-style-bullet text:level="6" text:style-name="Bullet_20_Symbols" style:num-suffix="." text:bullet-char="•">
        <style:list-level-properties text:space-before="7.4cm" text:min-label-width="0.635cm"/>
        <style:text-properties style:font-name="StarSymbol1"/>
      </text:list-level-style-bullet>
      <text:list-level-style-bullet text:level="7" text:style-name="Bullet_20_Symbols" style:num-suffix="." text:bullet-char="•">
        <style:list-level-properties text:space-before="8.752cm" text:min-label-width="0.635cm"/>
        <style:text-properties style:font-name="StarSymbol1"/>
      </text:list-level-style-bullet>
      <text:list-level-style-bullet text:level="8" text:style-name="Bullet_20_Symbols" style:num-suffix="." text:bullet-char="•">
        <style:list-level-properties text:space-before="10.105cm" text:min-label-width="0.635cm"/>
        <style:text-properties style:font-name="StarSymbol1"/>
      </text:list-level-style-bullet>
      <text:list-level-style-bullet text:level="9" text:style-name="Bullet_20_Symbols" style:num-suffix="." text:bullet-char="•">
        <style:list-level-properties text:space-before="11.458cm" text:min-label-width="0.635cm"/>
        <style:text-properties style:font-name="StarSymbol1"/>
      </text:list-level-style-bullet>
      <text:list-level-style-bullet text:level="10" text:style-name="Bullet_20_Symbols" style:num-suffix="." text:bullet-char="•">
        <style:list-level-properties text:space-before="12.811cm" text:min-label-width="0.635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draw:frame draw:style-name="fr1" draw:name="Image1" text:anchor-type="as-char" svg:width="5.239cm" svg:height="0.9cm" draw:z-index="0"><draw:image xlink:href="Pictures/10000200000000C6000000224AEE0685.gif" xlink:type="simple" xlink:show="embed" xlink:actuate="onLoad"/></draw:frame></text:p>
      <text:p text:style-name="P15">Département Informatique et Mathématiques Appliquées</text:p>
      <text:p text:style-name="P15"/>
      <text:p text:style-name="P16">Projet Long 2008</text:p>
      <text:p text:style-name="P17">__________</text:p>
      <text:p text:style-name="P17"/>
      <text:p text:style-name="P19">Administration autonome de serveurs sur la grille avec une machine virtuelle</text:p>
      <text:p text:style-name="P17"/>
      <text:p text:style-name="P17">Tutoriel d'installation de NFS</text:p>
      <text:p text:style-name="P18"/>
      <text:p text:style-name="P18"/>
      <text:p text:style-name="P5"><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6"><text:a xlink:type="simple" xlink:href="mailto:jlouisy@etu.enseeiht.fr"><text:span text:style-name="T1"/></text:a></text:p>
      <text:p text:style-name="P6"><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4"/>
      <text:p text:style-name="P6"><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6"><text:a xlink:type="simple" xlink:href="mailto:jlouisy@etu.enseeiht.fr"><text:span text:style-name="T1"/></text:a></text:p>
      <text:p text:style-name="P6"><text:a xlink:type="simple" xlink:href="mailto:jlouisy@etu.enseeiht.fr"><text:span text:style-name="T2">Chef de projet </text:span></text:a><text:a xlink:type="simple" xlink:href="mailto:jlouisy@etu.enseeiht.fr"><text:span text:style-name="T1">: Ezequiel Geremia - ezequiel.geremia@etu.enseeiht.fr</text:span></text:a></text:p>
      <text:p text:style-name="P6"><text:a xlink:type="simple" xlink:href="mailto:jlouisy@etu.enseeiht.fr"><text:span text:style-name="T2"/></text:a></text:p>
      <text:p text:style-name="P3"><text:a xlink:type="simple" xlink:href="mailto:jlouisy@etu.enseeiht.fr"><text:span text:style-name="T2">Etudiants </text:span></text:a><text:a xlink:type="simple" xlink:href="mailto:jlouisy@etu.enseeiht.fr"><text:span text:style-name="T1">: </text:span></text:a></text:p>
      <text:list text:style-name="L1">
        <text:list-item>
          <text:p text:style-name="P20"><text:a xlink:type="simple" xlink:href="mailto:jlouisy@etu.enseeiht.fr"><text:span text:style-name="T1">Julien Louisy</text:span></text:a></text:p>
        </text:list-item>
        <text:list-item>
          <text:p text:style-name="P20"><text:a xlink:type="simple" xlink:href="mailto:jlouisy@etu.enseeiht.fr"><text:span text:style-name="T1">Julien Clariond</text:span></text:a></text:p>
        </text:list-item>
        <text:list-item>
          <text:p text:style-name="P20"><text:a xlink:type="simple" xlink:href="mailto:jlouisy@etu.enseeiht.fr"><text:span text:style-name="T1">Hery Randriamanamihaga</text:span></text:a></text:p>
        </text:list-item>
        <text:list-item>
          <text:p text:style-name="P20"><text:a xlink:type="simple" xlink:href="mailto:jlouisy@etu.enseeiht.fr"><text:span text:style-name="T1">Ezequiel Geremia</text:span></text:a></text:p>
        </text:list-item>
        <text:list-item>
          <text:p text:style-name="P20"><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6">Sommaire</text:p>
          </text:index-title>
          <text:p text:style-name="P47">1 Installation des paquets<text:tab/>3</text:p>
          <text:p text:style-name="P45">1.1 Côté serveur<text:tab/>3</text:p>
          <text:p text:style-name="P45">1.2 Côté client<text:tab/>3</text:p>
          <text:p text:style-name="P47">2 Déploiement du système de fichier NFS<text:tab/>4</text:p>
          <text:p text:style-name="P45">2.1 Configuration du serveur<text:tab/>4</text:p>
          <text:p text:style-name="P45">2.2 Configuration des clients<text:tab/>5</text:p>
        </text:index-body>
      </text:table-of-content>
      <text:p text:style-name="Standard"/>
      <text:h text:style-name="P44" text:outline-level="1">Installation des paquets</text:h>
      <text:h text:style-name="Heading_20_2" text:outline-level="2">Côté serveur</text:h>
      <text:p text:style-name="Text_20_body"/>
      <text:p text:style-name="P14"><text:tab/>La mise en place d'un serveur NFS nécessite les paquets suivants :</text:p>
      <text:p text:style-name="P2"/>
      <text:p text:style-name="P12">nfs-common</text:p>
      <text:p text:style-name="P12">nfs-kernel-server</text:p>
      <text:p text:style-name="P2"/>
      <text:p text:style-name="P2"><text:tab/>Installer ces paquets via le gestionnaire de paquets Synaptics ou en ligne de commande avec la commande suivante, executée en tant que super utilisateur :</text:p>
      <text:p text:style-name="P2"/>
      <text:p text:style-name="P12"># apt-get install nfs-common nfs-kernel-server</text:p>
      <text:p text:style-name="P2"/>
      <text:h text:style-name="Heading_20_2" text:outline-level="2">Côté client</text:h>
      <text:p text:style-name="Text_20_body"/>
      <text:p text:style-name="P2"><text:tab/>La mise en place d'un client NFS nécessite le paquet suivant :</text:p>
      <text:p text:style-name="P2"/>
      <text:p text:style-name="P10">nfs-common</text:p>
      <text:p text:style-name="P2"/>
      <text:p text:style-name="P2"><text:tab/>Installer ces paquets via le gestionnaire de paquets Synaptics ou en ligne de commande avec la commande suivante, executée en tant que super utilisateur :</text:p>
      <text:p text:style-name="P2"/>
      <text:p text:style-name="P10"># apt-get install nfs-common</text:p>
      <text:h text:style-name="P44" text:outline-level="1">Déploiement du système de fichier NFS</text:h>
      <text:h text:style-name="Heading_20_2" text:outline-level="2">Configuration du serveur</text:h>
      <text:p text:style-name="Text_20_body"/>
      <text:p text:style-name="P7"><text:tab/>Editer le fichier <text:span text:style-name="T3">/etc/exports </text:span>du serveur pour y spécifier l'arborescence à exporter. Chaque répertoire exporté a une entrée dans ce fichier dont la syntaxe est la suivante:</text:p>
      <text:p text:style-name="P7"/>
      <text:p text:style-name="P11">&lt;partage&gt;<text:tab/>&lt;client1&gt;(&lt;options&gt;) [&lt;client2&gt;(&lt;options&gt;) ...]</text:p>
      <text:p text:style-name="P7"/>
      <text:p text:style-name="P7">où :</text:p>
      <text:p text:style-name="P7"><text:span text:style-name="T3">&lt;partage&gt;</text:span> indique le chemin de la racine de l'arborescence à exporter</text:p>
      <text:p text:style-name="P7"/>
      <text:p text:style-name="P7"><text:span text:style-name="T3">&lt;clientX&gt; </text:span>indique un client qui peut accéder à ce partage. Un client peut être désigné par :</text:p>
      <text:list text:style-name="L2">
        <text:list-item>
          <text:list>
            <text:list-item>
              <text:p text:style-name="P25">une adresse IP</text:p>
            </text:list-item>
            <text:list-item>
              <text:p text:style-name="P25">une plage d'adresse IP avec le masque de sous réseau</text:p>
            </text:list-item>
            <text:list-item>
              <text:p text:style-name="P25">un nom de domaine avec un joker qui indique les machines d'un domaine ou d'un sous domaine</text:p>
            </text:list-item>
            <text:list-item>
              <text:p text:style-name="P25">un nom de hôte, à la condition que ce nom soit connu à travers le fichier <text:span text:style-name="T3">hosts</text:span> ou via un serveur DNS</text:p>
            </text:list-item>
          </text:list>
        </text:list-item>
      </text:list>
      <text:p text:style-name="P7"/>
      <text:p text:style-name="P7"><text:span text:style-name="Source_20_Text">&lt;options&gt;</text:span> : indique les options de partage; entre autres: .</text:p>
      <text:list text:style-name="L3">
        <text:list-item>
          <text:p text:style-name="P29"><text:span text:style-name="Strong_20_Emphasis"><text:span text:style-name="T3">rw</text:span></text:span> : permet la lecture et l'écriture sur un partage pour l'hôte défini (par défaut, les partages sont en mode <text:span text:style-name="Source_20_Text">ro</text:span>; c'est-à-dire en lecture seule).</text:p>
        </text:list-item>
        <text:list-item>
          <text:p text:style-name="P29"><text:span text:style-name="Strong_20_Emphasis"><text:span text:style-name="T3">async</text:span></text:span> : permet au serveur NFS de violer le protocole NFS et de répondre aux requêtes avant que les changements effectués par la requête aient été appliqués sur l'unité de stockage. Cette option améliore les performances mais a un coût au niveau de l'intégrité des données (données corrompues ou perdues) en cas de redémarrage non-propre (par exemple en cas de crash système).</text:p>
        </text:list-item>
        <text:list-item>
          <text:p text:style-name="P29"><text:span text:style-name="Strong_20_Emphasis"><text:span text:style-name="T3">sync</text:span></text:span> : est le contraire de <text:span text:style-name="Source_20_Text">async</text:span>. Le serveur NFS respecte le protocole NFS.</text:p>
        </text:list-item>
        <text:list-item>
          <text:p text:style-name="P29"><text:span text:style-name="Strong_20_Emphasis"><text:span text:style-name="T3">no_root_squash</text:span></text:span> : n'effectue pas de <text:span text:style-name="Emphasis">mapping</text:span> pour l'utilisateur <text:span text:style-name="Source_20_Text">root</text:span>.</text:p>
        </text:list-item>
        <text:list-item>
          <text:p text:style-name="P29"><text:span text:style-name="Strong_20_Emphasis"><text:span text:style-name="T3">root_squash</text:span></text:span> : force le <text:span text:style-name="Emphasis">mapping</text:span> de l'utilisateur <text:span text:style-name="Source_20_Text">root</text:span> vers l'utilisateur anonyme (option par défaut).</text:p>
        </text:list-item>
        <text:list-item>
          <text:p text:style-name="P29"><text:span text:style-name="Strong_20_Emphasis"><text:span text:style-name="T3">all_squash</text:span></text:span> : force le <text:span text:style-name="Emphasis">mapping</text:span> de tous les utilisateurs vers l'utilisateur anonyme.</text:p>
        </text:list-item>
      </text:list>
      <text:p text:style-name="P7"/>
      <text:p text:style-name="P7"><text:tab/>Dans le cas de notre serveur, l'entrée suivante sera ajoutée dans le fichier <text:span text:style-name="T3">exports </text:span>:</text:p>
      <text:p text:style-name="P7"/>
      <text:p text:style-name="P13">/<text:span text:style-name="T3">xen<text:tab/>*(rw,sync,no_root_squash)</text:span></text:p>
      <text:p text:style-name="P7"/>
      <text:p text:style-name="P9"><text:tab/>Pour mettre en route le serveur NFS, il faut executer la commande suivante en tant que super utilisateur :</text:p>
      <text:p text:style-name="P7"/>
      <text:p text:style-name="P11"># /etc/init.d/nfs-kernel-server start</text:p>
      <text:p text:style-name="P7"/>
      <text:p text:style-name="P7"><text:tab/>Pour prendre en compte les modifications après une modification du fichier export, il faut executer la commande suivante pour recharger :</text:p>
      <text:p text:style-name="P7"/>
      <text:p text:style-name="P11"># /etc/init.d/nfs-kernel-server reload</text:p>
      <text:p text:style-name="P7"/>
      <text:p text:style-name="P7"><text:tab/>Enfin, pour redémarrer le serveur NFS complètement, la commande suivante doit être utilisée :</text:p>
      <text:p text:style-name="P7"/>
      <text:p text:style-name="P11"># /etc/init.d/nfs-kernel-server restart</text:p>
      <text:p text:style-name="P8"/>
      <text:h text:style-name="Heading_20_2" text:outline-level="2">Configuration des clients</text:h>
      <text:p text:style-name="P7"/>
      <text:p text:style-name="P7"><text:tab/>Pour monter automatiquement une arborescence partagée par NFS, une entrée dans le fichier <text:span text:style-name="Source_20_Text">/etc/fstab </text:span>doit être ajoutée :</text:p>
      <text:p text:style-name="P7"/>
      <text:p text:style-name="P11">&lt;serveur&gt;:&lt;repertoire&gt; &lt;montage local&gt; nfs &lt;options&gt; 0 0</text:p>
      <text:p text:style-name="P7"/>
      <text:p text:style-name="P7">où :</text:p>
      <text:p text:style-name="P7"><text:span text:style-name="Source_20_Text">&lt;serveur&gt;</text:span> désigne le serveur de la même manière que la désignation d'un client décrit précédemment (adresse IP, plage d'IP, nom d'hôte...)</text:p>
      <text:p text:style-name="P7"/>
      <text:p text:style-name="P7"><text:span text:style-name="Source_20_Text">&lt;repertoire&gt;</text:span> indique le chemin du partage sur le serveur</text:p>
      <text:p text:style-name="P7"/>
      <text:p text:style-name="P7"><text:span text:style-name="Source_20_Text">&lt;montage local&gt;</text:span> indique le chemin local où sera monté le partage</text:p>
      <text:p text:style-name="P7"/>
      <text:p text:style-name="P7"><text:span text:style-name="Source_20_Text">&lt;options&gt;</text:span> indique les options de montage. Les options les plus courantes sont les suivantes:</text:p>
      <text:list text:style-name="L4">
        <text:list-item>
          <text:p text:style-name="P35"><text:span text:style-name="Source_20_Text">ro</text:span> : monte le système de fichier en lecture seule.</text:p>
        </text:list-item>
      </text:list>
      <text:list text:style-name="L5">
        <text:list-item>
          <text:p text:style-name="P36"><text:span text:style-name="Source_20_Text">rw</text:span> : monte le système de fichier en lecture/écriture.</text:p>
        </text:list-item>
        <text:list-item>
          <text:p text:style-name="P36"><text:span text:style-name="Source_20_Text">hard</text:span> : si le serveur n'est pas accessible, le noyau place les processus en attente de la ressource en attente.</text:p>
        </text:list-item>
        <text:list-item>
          <text:p text:style-name="P36"><text:span text:style-name="Source_20_Text">soft</text:span> : si le serveur est inaccessible, on attend le timeout avant de générer une erreur de lecture/écriture aux processus impactés.</text:p>
        </text:list-item>
        <text:list-item>
          <text:p text:style-name="P36"><text:span text:style-name="Source_20_Text">timeo=XXX</text:span> : indique le timeout (en mode <text:span text:style-name="Source_20_Text">soft</text:span>) en secondes (maximum = <text:span text:style-name="Source_20_Text">60sec</text:span>).</text:p>
        </text:list-item>
      </text:list>
      <text:p text:style-name="P7"/>
      <text:p text:style-name="P7"/>
      <text:list text:style-name="L5">
        <text:list-header>
          <text:p text:style-name="P43"><text:tab/>Dans le cas de notre serveur, l'entrée suivante sera ajoutée dans le fichier <text:span text:style-name="Source_20_Text">fstab:</text:span></text:p>
        </text:list-header>
      </text:list>
      <text:p text:style-name="P7"/>
      <text:p text:style-name="P11">192.168.1.1:/xen<text:tab/>/xen<text:tab/><text:tab/>nfs<text:tab/><text:tab/>defaults<text:tab/><text:tab/>0<text:tab/>0</text:p>
      <text:p text:style-name="P40"/>
      <text:p text:style-name="P7"><text:tab/>Pour un montage manuel, la commande suivante peut être executée (en tant que super utilisateur, bien sûr) :</text:p>
      <text:p text:style-name="P7"/>
      <text:p text:style-name="P11"># mount -t nfs &lt;serveur&gt;:&lt;repertoire&gt; &lt;montage local&gt;</text:p>
      <text:p text:style-name="P40"/>
      <text:p text:style-name="P7"><text:tab/>Les options peuvent être passées via l'argument <text:span text:style-name="Source_20_Text">-o &lt;option1,option2,...&gt;</text:span></text:p>
      <text:p text:style-name="P7"><text:span text:style-name="Source_20_Text"><text:tab/></text:span>Dans le cas de notre serveur, on pourra taper :</text:p>
      <text:p text:style-name="P7"/>
      <text:p text:style-name="P13"><text:span text:style-name="Source_20_Text"><text:span text:style-name="T3"># mount -t nfs 192.168.1.1:/xen /xen</text:span></text:span></text:p>
      <text:p text:style-name="P7"/>
      <text:p text:style-name="P7"><text:tab/>Pour démonter une arborescence partagée, la commande suivante peut être utilisée :</text:p>
      <text:p text:style-name="P7"/>
      <text:p text:style-name="P11"># umount &lt;montage local&gt;</text:p>
      <text:p text:style-name="P7"/>
      <text:p text:style-name="P7">où <text:span text:style-name="Source_20_Text">&lt;montage local&gt;</text:span> désigne le point de montage de l'arborescence à démo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07T17:25:47</dc:date>
    <meta:editing-cycles>21</meta:editing-cycles>
    <meta:editing-duration>PT6H14M55S</meta:editing-duration>
    <meta:user-defined meta:name="Info 1"/>
    <meta:user-defined meta:name="Info 2"/>
    <meta:user-defined meta:name="Info 3"/>
    <meta:user-defined meta:name="Info 4"/>
    <meta:document-statistic meta:table-count="0" meta:image-count="1" meta:object-count="0" meta:page-count="6" meta:paragraph-count="85" meta:word-count="802" meta:character-count="5149"/>
  </office:meta>
</office:document-meta>
</file>